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Element.getWildcard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Element.getSc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Element.PathElement( int pos , char se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Element.isLiter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Element.isNoMore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Element.getCaptur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